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style:text-properties style:font-name="Times New Roman"/>
    </style:style>
    <style:style style:name="P2" style:family="paragraph" style:parent-style-name="Standard">
      <style:paragraph-properties fo:line-height="200%" fo:text-align="start" style:justify-single-word="false"/>
      <style:text-properties style:font-name="Times New Roman"/>
    </style:style>
    <style:style style:name="P3" style:family="paragraph" style:parent-style-name="Standard">
      <style:paragraph-properties fo:line-height="200%" fo:text-align="center" style:justify-single-word="false"/>
      <style:text-properties style:font-name="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harath Kleips</text:p>
      <text:p text:style-name="P1">Professor Nancy LaTourrette</text:p>
      <text:p text:style-name="P1">CS 202</text:p>
      <text:p text:style-name="P1">12 February 2014</text:p>
      <text:p text:style-name="P3">Project 3 Documentation</text:p>
      <text:p text:style-name="P2"><text:tab/>The main purpose of this program is to re-design the base structure of the Crazy Eights game using pointers. The goal is to recreate all of my functions using array indexes with pointers instead. No array brackets will be used unless they are used in declaring the shuffled and unshuffled deck, and the list of players.</text:p>
      <text:p text:style-name="P2"><text:tab/>The program design has been redone to remove any unnecessary functions that are non-essential to the project. Functions have also been redesigned to become more object orientated. For instance, functions for File I/O now require a filename and will return a true or false value based on if the file can be opened; rather than requesting the file name within the function. The code has also been redesigned with the use of pointers for all array-based mutations. Programing conventions have also been updated to be more in-line with Nancy's specifications.</text:p>
      <text:p text:style-name="P2"><text:tab/>No significant issues were faced during the course of this project. There was one error in which a pointer was forgotten to be reset and resulted in a segmentation fault. It was quickly caught and did not result in too much time wasted.</text:p>
      <text:p text:style-name="P2"><text:tab/>I don't believe I would have done anything differently on this project. It was a short project that was completed extremely ahead of schedule. If there was anything to be done, I would have tried to remove the annoying errors from passing in string literals (but apparently we'll be learning how to get rid of those soon anyw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rol </meta:initial-creator>
    <meta:creation-date>2014-02-12T14:12:09</meta:creation-date>
    <dc:date>2014-02-12T14:40:24</dc:date>
    <dc:creator>Zarol </dc:creator>
    <meta:editing-duration>PT13M5S</meta:editing-duration>
    <meta:editing-cycles>1</meta:editing-cycles>
    <meta:document-statistic meta:table-count="0" meta:image-count="0" meta:object-count="0" meta:page-count="1" meta:paragraph-count="9" meta:word-count="260" meta:character-count="1530" meta:non-whitespace-character-count="1275"/>
    <meta:generator>LibreOffice/3.5$Linux_X86_64 LibreOffice_project/350m1$Build-2</meta:generator>
  </office:meta>
</office:document-meta>
</file>